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9000002869FBC341A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solid" draw:fill-color="#b84747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2cm" draw:marker-start="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58cm" svg:height="7.339cm" svg:x="1.254cm" svg:y="12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665cm" svg:height="3.043cm" svg:x="2.734cm" svg:y="16.608cm">
          <text:p text:style-name="P1">CP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84cm" svg:height="2.266cm" svg:x="3.063cm" svg:y="13.667cm">
          <text:p text:style-name="P1">D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39cm" svg:y1="15.95cm" svg:x2="3.39cm" svg:y2="16.666cm">
          <text:p/>
        </draw:line>
        <draw:line draw:style-name="gr4" draw:text-style-name="P1" draw:layer="layout" svg:x1="4.019cm" svg:y1="15.95cm" svg:x2="4.019cm" svg:y2="16.666cm">
          <text:p/>
        </draw:line>
        <draw:line draw:style-name="gr4" draw:text-style-name="P1" draw:layer="layout" svg:x1="4.647cm" svg:y1="15.95cm" svg:x2="4.647cm" svg:y2="16.666cm">
          <text:p/>
        </draw:line>
        <draw:custom-shape draw:style-name="gr1" draw:text-style-name="P1" draw:layer="layout" svg:width="5.658cm" svg:height="7.339cm" svg:x="7.407cm" svg:y="12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664cm" svg:height="3.043cm" svg:x="8.888cm" svg:y="16.608cm">
          <text:p text:style-name="P1">CP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84cm" svg:height="2.266cm" svg:x="9.217cm" svg:y="13.667cm">
          <text:p text:style-name="P1">D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.544cm" svg:y1="15.95cm" svg:x2="9.544cm" svg:y2="16.666cm">
          <text:p/>
        </draw:line>
        <draw:line draw:style-name="gr4" draw:text-style-name="P1" draw:layer="layout" svg:x1="10.172cm" svg:y1="15.95cm" svg:x2="10.172cm" svg:y2="16.666cm">
          <text:p/>
        </draw:line>
        <draw:line draw:style-name="gr4" draw:text-style-name="P1" draw:layer="layout" svg:x1="10.801cm" svg:y1="15.95cm" svg:x2="10.801cm" svg:y2="16.666cm">
          <text:p/>
        </draw:line>
        <draw:custom-shape draw:style-name="gr1" draw:text-style-name="P1" draw:layer="layout" svg:width="5.658cm" svg:height="7.339cm" svg:x="14.716cm" svg:y="12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664cm" svg:height="3.043cm" svg:x="16.197cm" svg:y="16.608cm">
          <text:p text:style-name="P1">CP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84cm" svg:height="2.266cm" svg:x="16.526cm" svg:y="13.667cm">
          <text:p text:style-name="P1">D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6.853cm" svg:y1="15.95cm" svg:x2="16.853cm" svg:y2="16.666cm">
          <text:p/>
        </draw:line>
        <draw:line draw:style-name="gr4" draw:text-style-name="P1" draw:layer="layout" svg:x1="17.481cm" svg:y1="15.95cm" svg:x2="17.481cm" svg:y2="16.666cm">
          <text:p/>
        </draw:line>
        <draw:line draw:style-name="gr4" draw:text-style-name="P1" draw:layer="layout" svg:x1="18.11cm" svg:y1="15.95cm" svg:x2="18.11cm" svg:y2="16.666cm">
          <text:p/>
        </draw:line>
        <draw:frame draw:style-name="gr5" draw:text-style-name="P2" draw:layer="layout" svg:width="1.524cm" svg:height="1.673cm" svg:x="13.065cm" svg:y="15.517cm">
          <draw:text-box>
            <text:p text:style-name="P2"><text:span text:style-name="T1">...</text:span></text:p>
          </draw:text-box>
        </draw:frame>
        <draw:frame draw:style-name="gr6" draw:text-style-name="P1" draw:layer="layout" svg:width="11.255cm" svg:height="6.985cm" svg:x="4.858cm" svg:y="3.032cm">
          <draw:image xlink:href="Pictures/1000000000000359000002869FBC341A.gif" xlink:type="simple" xlink:show="embed" xlink:actuate="onLoad">
            <text:p text:style-name="P1">Communication Network</text:p>
          </draw:image>
        </draw:frame>
        <draw:line draw:style-name="gr7" draw:text-style-name="P1" draw:layer="layout" svg:x1="4.048cm" svg:y1="12.938cm" svg:x2="6.969cm" svg:y2="9.128cm">
          <text:p/>
        </draw:line>
        <draw:line draw:style-name="gr4" draw:text-style-name="P1" draw:layer="layout" svg:x1="10.144cm" svg:y1="12.938cm" svg:x2="10.525cm" svg:y2="9.636cm">
          <text:p/>
        </draw:line>
        <draw:line draw:style-name="gr4" draw:text-style-name="P1" draw:layer="layout" svg:x1="17.51cm" svg:y1="12.938cm" svg:x2="13.827cm" svg:y2="8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836 110" svg:d="m0 0h278 278 280v36 36 38h-278-278-280v-36-36z"/>
    <draw:marker draw:name="Arrowheads_20_3" draw:display-name="Arrowheads 3" svg:viewBox="0 0 10 10" svg:d="m0 0h10v10h-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clude </meta:initial-creator>
    <meta:creation-date>2014-03-14T23:35:41.988073792</meta:creation-date>
    <dc:date>2014-03-15T01:16:04.974427123</dc:date>
    <dc:creator>include </dc:creator>
    <meta:editing-duration>PT18M35S</meta:editing-duration>
    <meta:editing-cycles>16</meta:editing-cycles>
    <meta:generator>LibreOffice/4.1.4.2$Linux_X86_64 LibreOffice_project/410m0$Build-2</meta:generator>
    <meta:document-statistic meta:object-count="23"/>
  </office:meta>
</office:document-meta>
</file>